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, hello! Sorry for the delay – you know how a trip can mess with a person's schedule. </text:p>
      <text:p text:style-name="Standard"/>
      <text:p text:style-name="Standard">So is Cameron's wedding over yet? If so, how did the false eyelashes &amp; the airbrush make-up work out? I usually really like how false eyelashes look, but even thinking about putting them makes me feel tired and annoyed, so I suspect they are not for me. Oh dear, though, the bachelorette party sounds like a trying thing. I'm in favor of chemical party supplies, but it seems like it should be up to the star of the show at something like a bachelorette party – if she's not indulging, it might be nice if other people behaved. It's sad when sloppy-high guests spoil something important like that, and it's so easy to avoid. Then to end up paying for your own limo because your sister is a wasted nut – what an annoyance! And a penis cake on top of all that! Insanity. </text:p>
      <text:p text:style-name="Standard"/>
      <text:p text:style-name="Standard">On a happier note (I hope), how did your steam-engine adventures go? Was Conrad suitably impressed?</text:p>
      <text:p text:style-name="Standard"/>
      <text:p text:style-name="Standard">I'm glad to hear that you're feeling well – it's so nice to find out that something as simple (well, “simple”) as some diet-tweaking can improve things more generally. I sometimes wonder if I should do more messing about with that kind of thing, but I feel pretty good most of the time, so I figure I will leave it be. It's interesting to me to see the idiosyncratic reactions people have to different foods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5T08:44:58.61</meta:creation-date>
    <meta:generator>OpenOffice.org/3.4$Win32 OpenOffice.org_project/340m1$Build-9590</meta:generator>
    <dc:date>2012-10-15T09:08:54.27</dc:date>
    <meta:editing-duration>PT23M56S</meta:editing-duration>
    <meta:editing-cycles>2</meta:editing-cycles>
    <meta:document-statistic meta:table-count="0" meta:image-count="0" meta:object-count="0" meta:page-count="1" meta:paragraph-count="4" meta:word-count="253" meta:character-count="1367"/>
  </office:meta>
</office:document-meta>
</file>